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1e8e2a" officeooo:paragraph-rsid="001e8e2a"/>
    </style:style>
    <style:style style:name="P2" style:family="paragraph" style:parent-style-name="Standard">
      <style:text-properties style:font-name="Times New Roman" fo:font-weight="bold" officeooo:rsid="001e8e2a" officeooo:paragraph-rsid="001e8e2a" style:font-weight-asian="bold" style:font-weight-complex="bold"/>
    </style:style>
    <style:style style:name="P3" style:family="paragraph" style:parent-style-name="Standard">
      <style:text-properties style:font-name="Times New Roman" fo:font-size="12pt" fo:font-weight="bold" officeooo:rsid="001e8e2a" officeooo:paragraph-rsid="001f986e" style:font-weight-asian="bold" style:font-weight-complex="bold"/>
    </style:style>
    <style:style style:name="P4" style:family="paragraph" style:parent-style-name="Standard">
      <style:text-properties style:font-name="Times New Roman" fo:font-size="12pt" fo:font-weight="bold" officeooo:rsid="001f986e" officeooo:paragraph-rsid="001f986e" style:font-weight-asian="bold" style:font-weight-complex="bold"/>
    </style:style>
    <style:style style:name="P5" style:family="paragraph" style:parent-style-name="Standard">
      <style:text-properties style:font-name="Times New Roman" fo:font-size="12pt" fo:font-weight="normal" officeooo:rsid="001e8e2a" officeooo:paragraph-rsid="001e8e2a" style:font-weight-asian="normal" style:font-weight-complex="normal"/>
    </style:style>
    <style:style style:name="P6" style:family="paragraph" style:parent-style-name="Standard">
      <style:text-properties style:font-name="Times New Roman" fo:font-size="12pt" fo:font-weight="normal" officeooo:rsid="001e8e2a" officeooo:paragraph-rsid="001f986e" style:font-weight-asian="normal" style:font-weight-complex="normal"/>
    </style:style>
    <style:style style:name="P7" style:family="paragraph" style:parent-style-name="Standard">
      <style:text-properties style:font-name="Times New Roman" fo:font-size="12pt" fo:font-style="normal" fo:font-weight="normal" officeooo:rsid="001f986e" officeooo:paragraph-rsid="001f986e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font-name="Times New Roman" fo:font-weight="normal" officeooo:rsid="001e8e2a" officeooo:paragraph-rsid="001e8e2a" style:font-weight-asian="normal" style:font-weight-complex="normal"/>
    </style:style>
    <style:style style:name="P9" style:family="paragraph" style:parent-style-name="Standard">
      <style:text-properties fo:font-weight="bold" officeooo:rsid="001f986e" officeooo:paragraph-rsid="001f986e" style:font-weight-asian="bold" style:font-weight-complex="bold"/>
    </style:style>
    <style:style style:name="P10" style:family="paragraph" style:parent-style-name="Standard" style:list-style-name="L1">
      <style:text-properties style:font-name="Times New Roman" fo:font-weight="normal" officeooo:rsid="001e8e2a" officeooo:paragraph-rsid="001e8e2a" style:font-weight-asian="normal" style:font-weight-complex="normal"/>
    </style:style>
    <style:style style:name="P11" style:family="paragraph" style:parent-style-name="Standard" style:list-style-name="L1">
      <style:text-properties style:font-name="Times New Roman" fo:font-size="12pt" fo:font-weight="normal" officeooo:rsid="001e8e2a" officeooo:paragraph-rsid="001e8e2a" style:font-weight-asian="normal" style:font-weight-complex="normal"/>
    </style:style>
    <style:style style:name="P12" style:family="paragraph" style:parent-style-name="Standard" style:list-style-name="L2">
      <style:text-properties style:font-name="Times New Roman" fo:font-size="12pt" fo:font-weight="normal" officeooo:rsid="001e8e2a" officeooo:paragraph-rsid="001e8e2a" style:font-weight-asian="normal" style:font-weight-complex="normal"/>
    </style:style>
    <style:style style:name="P13" style:family="paragraph" style:parent-style-name="Standard" style:list-style-name="L1">
      <style:text-properties style:font-name="Times New Roman" fo:font-size="12pt" fo:font-weight="normal" officeooo:rsid="0023e881" officeooo:paragraph-rsid="0023e881" style:font-weight-asian="normal" style:font-weight-complex="normal"/>
    </style:style>
    <style:style style:name="P14" style:family="paragraph" style:parent-style-name="Standard" style:list-style-name="L1">
      <style:text-properties style:font-name="Times New Roman" fo:font-size="12pt" fo:font-weight="normal" officeooo:rsid="00217c09" officeooo:paragraph-rsid="00217c09" style:font-weight-asian="normal" style:font-weight-complex="normal"/>
    </style:style>
    <style:style style:name="P15" style:family="paragraph" style:parent-style-name="Standard" style:list-style-name="L2">
      <style:text-properties style:font-name="Times New Roman" fo:font-size="12pt" fo:font-style="normal" fo:font-weight="normal" officeooo:rsid="001f986e" officeooo:paragraph-rsid="001f986e" style:font-style-asian="normal" style:font-weight-asian="normal" style:font-style-complex="normal" style:font-weight-complex="normal"/>
    </style:style>
    <style:style style:name="P16" style:family="paragraph" style:parent-style-name="Standard" style:list-style-name="L3">
      <style:text-properties style:font-name="Times New Roman" fo:font-size="12pt" fo:font-style="normal" fo:font-weight="normal" officeooo:rsid="001f986e" officeooo:paragraph-rsid="001f986e" style:font-style-asian="normal" style:font-weight-asian="normal" style:font-style-complex="normal" style:font-weight-complex="normal"/>
    </style:style>
    <style:style style:name="P17" style:family="paragraph" style:parent-style-name="Standard" style:list-style-name="L4">
      <style:text-properties style:font-name="Times New Roman" fo:font-size="12pt" fo:font-style="normal" fo:font-weight="normal" officeooo:rsid="001f986e" officeooo:paragraph-rsid="001f986e" style:font-style-asian="normal" style:font-weight-asian="normal" style:font-style-complex="normal" style:font-weight-complex="normal"/>
    </style:style>
    <style:style style:name="P18" style:family="paragraph" style:parent-style-name="Standard" style:list-style-name="L5">
      <style:text-properties style:font-name="Times New Roman" fo:font-size="12pt" fo:font-style="normal" fo:font-weight="normal" officeooo:rsid="001f986e" officeooo:paragraph-rsid="001f986e" style:font-style-asian="normal" style:font-weight-asian="normal" style:font-style-complex="normal" style:font-weight-complex="normal"/>
    </style:style>
    <style:style style:name="P19" style:family="paragraph" style:parent-style-name="Standard" style:list-style-name="L6">
      <style:text-properties style:font-name="Times New Roman" fo:font-size="12pt" fo:font-style="normal" fo:font-weight="normal" officeooo:rsid="001f986e" officeooo:paragraph-rsid="001f986e" style:font-style-asian="normal" style:font-weight-asian="normal" style:font-style-complex="normal" style:font-weight-complex="normal"/>
    </style:style>
    <style:style style:name="P20" style:family="paragraph" style:parent-style-name="Standard" style:list-style-name="L2">
      <style:text-properties style:font-name="Times New Roman" fo:font-size="12pt" fo:font-weight="bold" officeooo:rsid="001f986e" officeooo:paragraph-rsid="001f986e" style:font-weight-asian="bold" style:font-weight-complex="bold"/>
    </style:style>
    <style:style style:name="P21" style:family="paragraph" style:parent-style-name="Standard" style:list-style-name="L1">
      <style:text-properties style:font-name="Times New Roman" fo:font-size="12pt" fo:font-weight="bold" officeooo:rsid="002a2aab" officeooo:paragraph-rsid="002a2aab" style:font-weight-asian="bold" style:font-weight-complex="bold"/>
    </style:style>
    <style:style style:name="P22" style:family="paragraph" style:parent-style-name="Standard" style:list-style-name="L1">
      <style:text-properties fo:color="#ff8000" loext:opacity="100%" style:font-name="Times New Roman" fo:font-size="12pt" fo:font-weight="normal" officeooo:rsid="001e8e2a" officeooo:paragraph-rsid="001e8e2a" style:font-weight-asian="normal" style:font-weight-complex="normal"/>
    </style:style>
    <style:style style:name="P23" style:family="paragraph" style:parent-style-name="Standard" style:list-style-name="L2">
      <style:text-properties fo:color="#ff8000" loext:opacity="100%" style:font-name="Times New Roman" fo:font-size="12pt" fo:font-weight="normal" officeooo:rsid="001e8e2a" officeooo:paragraph-rsid="001f986e" style:font-weight-asian="normal" style:font-weight-complex="normal"/>
    </style:style>
    <style:style style:name="P24" style:family="paragraph" style:parent-style-name="Standard" style:list-style-name="L2">
      <style:text-properties fo:color="#00a933" loext:opacity="100%" style:font-name="Times New Roman" fo:font-size="12pt" fo:font-weight="normal" officeooo:rsid="001e8e2a" officeooo:paragraph-rsid="001e8e2a" style:font-weight-asian="normal" style:font-weight-complex="normal"/>
    </style:style>
    <style:style style:name="P25" style:family="paragraph" style:parent-style-name="Standard" style:list-style-name="L4">
      <style:text-properties officeooo:paragraph-rsid="001f986e"/>
    </style:style>
    <style:style style:name="P26" style:family="paragraph" style:parent-style-name="Standard" style:list-style-name="L4">
      <style:text-properties officeooo:rsid="001f986e" officeooo:paragraph-rsid="001f986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" fo:font-size="12pt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fo:font-style="normal" fo:font-weight="normal" officeooo:rsid="001f986e" style:font-style-asian="normal" style:font-weight-asian="normal" style:font-style-complex="normal" style:font-weight-complex="normal"/>
    </style:style>
    <style:style style:name="T4" style:family="text">
      <style:text-properties style:font-name="Times New Roman" fo:font-size="12pt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font-name="Times New Roman" fo:font-size="12pt" fo:font-style="normal" style:font-style-asian="normal" style:font-style-complex="normal"/>
    </style:style>
    <style:style style:name="T6" style:family="text">
      <style:text-properties style:font-name="Times New Roman" fo:font-size="12pt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Times New Roman" fo:font-size="12pt" fo:font-style="italic" fo:font-weight="normal" officeooo:rsid="001f986e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00a933" loext:opacity="100%"/>
    </style:style>
    <style:style style:name="T12" style:family="text">
      <style:text-properties fo:color="#ff8000" loext:opacity="100%"/>
    </style:style>
    <style:style style:name="T13" style:family="text">
      <style:text-properties fo:color="#c9211e" loext:opacity="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me to get brainstorming/logic ready.</text:p>
      <text:p text:style-name="P1"/>
      <text:p text:style-name="P2">Premise</text:p>
      <text:p text:style-name="P8">Project TADV is short for “Text ADVenture”. It’s my Python Portfolio project for Codecademy that will (hopefully) demonstrate my ability to construct basic ideas/concepts on my own in Python. It may receive a formal name at a later date, or remain TADV forever. Who knows.</text:p>
      <text:p text:style-name="P8"/>
      <text:p text:style-name="P2">Objectives</text:p>
      <text:list xml:id="list786567165" text:style-name="L1">
        <text:list-item>
          <text:p text:style-name="P10">To create a functioning CYOA-style text adventure with the following attributes...</text:p>
          <text:list>
            <text:list-item>
              <text:p text:style-name="P11">Multiple-choice narrative.</text:p>
            </text:list-item>
            <text:list-item>
              <text:p text:style-name="P11">Multiple endings depending on your narrative choice.</text:p>
            </text:list-item>
            <text:list-item>
              <text:p text:style-name="P11">At least one point where multiple choices intersect into the same scenario. (ie: False branches.)</text:p>
            </text:list-item>
            <text:list-item>
              <text:p text:style-name="P21">(<text:span text:style-name="T13">*NEW*</text:span>)<text:span text:style-name="T1"> Create success/defeat conditions; store in a class; access when relevant.</text:span></text:p>
            </text:list-item>
            <text:list-item>
              <text:p text:style-name="P11"><text:span text:style-name="T11">At least one trackable stat (HP)</text:span>.</text:p>
            </text:list-item>
            <text:list-item>
              <text:p text:style-name="P11"><text:span text:style-name="T12">At least one item interaction/check (eg: acquire Rope; use Rope to resolve a narrative situation)</text:span>.</text:p>
            </text:list-item>
            <text:list-item>
              <text:p text:style-name="P22">Some system for handling exceptions. (eg: If someone chooses an invalid option, then loop back to original options...)</text:p>
            </text:list-item>
          </text:list>
        </text:list-item>
        <text:list-item>
          <text:p text:style-name="P11">What would be nice...</text:p>
          <text:list>
            <text:list-item>
              <text:p text:style-name="P13"><text:span text:style-name="T11">Gender Picker—with at least male, female, and neutral pronouns</text:span>.</text:p>
            </text:list-item>
            <text:list-item>
              <text:p text:style-name="P11">A save system.</text:p>
            </text:list-item>
            <text:list-item>
              <text:p text:style-name="P11">Additional stats. (eg: Stamina, Mana.)</text:p>
            </text:list-item>
            <text:list-item>
              <text:p text:style-name="P11">Additional item interaction/check ideas.</text:p>
            </text:list-item>
            <text:list-item>
              <text:p text:style-name="P14">Difficulty Settings</text:p>
              <text:list>
                <text:list-item>
                  <text:p text:style-name="P14">Flavoured as: Child of Militia (easy), Child of Artisan (medium), Child of Labourer (hard).</text:p>
                  <text:list>
                    <text:list-item>
                      <text:p text:style-name="P14">These would control what items a PC starts with.</text:p>
                    </text:list-item>
                  </text:list>
                </text:list-item>
              </text:list>
            </text:list-item>
            <text:list-item>
              <text:p text:style-name="P11">More to be added.</text:p>
            </text:list-item>
          </text:list>
        </text:list-item>
      </text:list>
      <text:p text:style-name="P5"/>
      <text:p text:style-name="P6">To accomplish these goals, I’ll first need...</text:p>
      <text:p text:style-name="P3">What’s The Idea?:<text:span text:style-name="T1"> I need to compose a general idea for the themes and story of the game. I don’t need every concept set in stone </text:span><text:span text:style-name="T8">or</text:span><text:span text:style-name="T10"> resolved, but I should at least know...</text:span></text:p>
      <text:list xml:id="list1275580142" text:style-name="L2">
        <text:list-item>
          <text:p text:style-name="P24">Who is the protagonist?</text:p>
        </text:list-item>
        <text:list-item>
          <text:p text:style-name="P24">What is the genre?</text:p>
        </text:list-item>
        <text:list-item>
          <text:p text:style-name="P24">What is the conflict?</text:p>
        </text:list-item>
        <text:list-item>
          <text:p text:style-name="P23">How can the conflict be resolved?</text:p>
        </text:list-item>
      </text:list>
      <text:p text:style-name="P3">Proof of Concept:<text:span text:style-name="T1"> With the general narrative idea established, I need to create a working prototype that includes...</text:span></text:p>
      <text:list xml:id="list161907591346285" text:continue-numbering="true" text:style-name="L2">
        <text:list-item>
          <text:p text:style-name="P12">A single situation—likely no more than 3-5 “steps”.</text:p>
          <text:list>
            <text:list-item>
              <text:p text:style-name="P12">If that situation can be recycled into the game proper, that would save me some cost of labour/man hours.</text:p>
            </text:list-item>
          </text:list>
        </text:list-item>
        <text:list-item>
          <text:p text:style-name="P12">An invocation of most—preferably all—of the basic objective mechanics. (eg: HP, Item Interaction, Multiple-Choice Narrative, et cetera.)</text:p>
        </text:list-item>
      </text:list>
      <text:p text:style-name="P4">Git Commit:<text:span text:style-name="T1"> Commit the first working Proof of Concept into git under the </text:span><text:span text:style-name="T8">Safe</text:span><text:span text:style-name="T10"> branch; start labelling each committed safe branch as a version number.</text:span></text:p>
      <text:p text:style-name="P4"><text:span text:style-name="T9">Decisions Web:</text:span><text:span text:style-name="T10"> Create a series of decisions (possibly with a mind map?) that shows each step of a player’s journey on each narrative path—where they intersect and where they end.</text:span></text:p>
      <text:list xml:id="list161907863259256" text:continue-numbering="true" text:style-name="L2">
        <text:list-item>
          <text:list>
            <text:list-item>
              <text:p text:style-name="P15">Again—it doesn’t have to be set in stone, but a guide will prevent scope creep.</text:p>
            </text:list-item>
            <text:list-item>
              <text:p text:style-name="P20"><text:soft-page-break/><text:span text:style-name="T10">It is at this point that I need to firmly decide if I want to build the multiple-choice narrative as </text:span><text:span text:style-name="T9">tall</text:span><text:span text:style-name="T10"> or </text:span><text:span text:style-name="T9">wide</text:span><text:span text:style-name="T10">.</text:span></text:p>
              <text:list>
                <text:list-item>
                  <text:p text:style-name="P20"><text:span text:style-name="T9">Tall:</text:span><text:span text:style-name="T10"> Game ends quickly, but has lots of choices and endings.</text:span></text:p>
                </text:list-item>
                <text:list-item>
                  <text:p text:style-name="P20"><text:span text:style-name="T9">Wide:</text:span><text:span text:style-name="T10"> Game is longer, but has fewer choices and endings.</text:span></text:p>
                </text:list-item>
                <text:list-item>
                  <text:p text:style-name="P15">I can’t do both since I only have the available man-hours of a single person, and thus I shouldn’t attempt anything that would cause massive scope creep. This is a Portfolio project—not a passionate multi-year epic!</text:p>
                </text:list-item>
              </text:list>
            </text:list-item>
          </text:list>
        </text:list-item>
      </text:list>
      <text:p text:style-name="P4"><text:span text:style-name="T9">Start Building Paths:</text:span><text:span text:style-name="T10"> One at a time, from beginning to each ending.</text:span></text:p>
      <text:list xml:id="list337894523" text:style-name="L3">
        <text:list-item>
          <text:p text:style-name="P16">Each time a valid beginning to ending path is constructed and working, save as a safe branch.</text:p>
        </text:list-item>
        <text:list-item>
          <text:p text:style-name="P16">If you had multiple programmers, this approach would allow each programmer to work on individual paths, permitting simultaneous labour. While I am just one programmer, framing work like this early on will help me adjust to the real world of working with other programmers on the same projects...</text:p>
        </text:list-item>
      </text:list>
      <text:p text:style-name="P4"><text:span text:style-name="T9">Alpha Test:</text:span><text:span text:style-name="T10"> Once all paths have been constructed, alpha test it. </text:span></text:p>
      <text:list xml:id="list390449038" text:style-name="L4">
        <text:list-item>
          <text:p text:style-name="P25"><text:span text:style-name="T3">Record bugs but </text:span><text:span text:style-name="T7">resist the urge</text:span><text:span text:style-name="T3"> to instantly fix them!</text:span></text:p>
        </text:list-item>
        <text:list-item>
          <text:p text:style-name="P26"><text:span text:style-name="T2">If anything feels missing or wrong, this is the time to note it down and fix it, because once you hit beta, that’s it—</text:span><text:span text:style-name="T4">no more new features or narrative branches!</text:span></text:p>
        </text:list-item>
        <text:list-item>
          <text:p text:style-name="P17">Once the alpha is complete, commit it as a safe branch item.</text:p>
        </text:list-item>
      </text:list>
      <text:p text:style-name="P9"><text:span text:style-name="T5">Beta Test:</text:span><text:span text:style-name="T2"> Once satisfied with the alpha test, perform a beta test and ensure everything works as intended insofar as you are able.</text:span></text:p>
      <text:list xml:id="list1613845938" text:style-name="L5">
        <text:list-item>
          <text:p text:style-name="P18">I’m one person, so I won’t be able to catch all bugs. My goal should be to curtail the game-breaking bugs, not the minor spelling errors and such. (Though if I can catch and fix those, that would be nice, too.)</text:p>
        </text:list-item>
        <text:list-item>
          <text:p text:style-name="P18">Save the beta test as a safe branch item once complete.</text:p>
        </text:list-item>
      </text:list>
      <text:p text:style-name="P9"><text:span text:style-name="T5">Release:</text:span><text:span text:style-name="T2"> Oh how absolutely </text:span><text:span text:style-name="T6">terrifying</text:span><text:span text:style-name="T2">.</text:span></text:p>
      <text:list xml:id="list1169357208" text:style-name="L6">
        <text:list-item>
          <text:p text:style-name="P19">Find a blog or something and share game. It’s a step in the portfolio. I hate it, but there it be.</text:p>
        </text:list-item>
        <text:list-item>
          <text:p text:style-name="P19">Just be honest and admit that this is a portfolio piece. If anyone wants to play it and give feedback, that’s nice—but not necessary to pass.</text:p>
        </text:list-item>
      </text:list>
      <text:p text:style-name="P7"/>
      <text:p text:style-name="P7">That’s it, then. No problem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C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C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6T16:19:06.994000000</dc:date>
    <meta:editing-duration>PT31M8S</meta:editing-duration>
    <meta:editing-cycles>4</meta:editing-cycles>
    <meta:generator>LibreOffice/7.1.0.3$Windows_X86_64 LibreOffice_project/f6099ecf3d29644b5008cc8f48f42f4a40986e4c</meta:generator>
    <meta:document-statistic meta:table-count="0" meta:image-count="0" meta:object-count="0" meta:page-count="2" meta:paragraph-count="52" meta:word-count="781" meta:character-count="4370" meta:non-whitespace-character-count="3687"/>
  </office:meta>
</office:document-meta>
</file>